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3333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fo:font-family="'맑은 고딕'" style:font-family-generic="swiss" style:font-pitch="variable" fo:font-size="13pt" fo:font-weight="bold" style:font-family-asian="'맑은 고딕'" style:font-family-generic-asian="swiss" style:font-pitch-asian="variable" style:font-size-asian="13pt" style:font-weight-asian="bold" style:font-size-complex="13pt" style:font-weight-complex="bold"/>
    </style:style>
    <style:style style:name="P2" style:family="paragraph">
      <style:paragraph-properties fo:text-align="center"/>
      <style:text-properties fo:color="#ffffff" fo:font-family="'맑은 고딕'" style:font-family-generic="swiss" style:font-pitch="variable" fo:font-size="10pt" fo:font-weight="bold" style:font-family-asian="'맑은 고딕'" style:font-family-generic-asian="swiss" style:font-pitch-asian="variable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맑은 고딕'" style:font-family-generic="swiss" style:font-pitch="variable" fo:font-size="12pt" fo:font-weight="bold" style:font-family-asian="'맑은 고딕'" style:font-family-generic-asian="swiss" style:font-pitch-asian="variable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맑은 고딕'" style:font-family-generic="swiss" style:font-pitch="variable" fo:font-size="12pt" fo:font-weight="bold" style:font-family-asian="'맑은 고딕'" style:font-family-generic-asian="swiss" style:font-pitch-asian="variable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rect draw:style-name="gr1" draw:text-style-name="P2" xml:id="id1" draw:id="id1" draw:layer="layout" svg:width="3.4cm" svg:height="0.8cm" svg:x="1.7cm" svg:y="1.4cm">
          <text:p text:style-name="P1"><text:span text:style-name="T1">메인 홈페이지 접속</text:span></text:p>
        </draw:rect>
        <draw:rect draw:style-name="gr1" draw:text-style-name="P2" xml:id="id2" draw:id="id2" draw:layer="layout" svg:width="3.4cm" svg:height="2.4cm" svg:x="6.5cm" svg:y="0.6cm">
          <text:p text:style-name="P2">상담 화면에 본인</text:p>
          <text:p text:style-name="P2">개인정보, 상담을</text:p>
          <text:p text:style-name="P2">원하는 분야, 캘린더</text:p>
          <text:p text:style-name="P2">형태의 예약 시간</text:p>
          <text:p text:style-name="P2">작성 후 전송</text:p>
        </draw:rect>
        <draw:rect draw:style-name="gr1" draw:text-style-name="P2" xml:id="id3" draw:id="id3" draw:layer="layout" svg:width="3.4cm" svg:height="1.8cm" svg:x="11.7cm" svg:y="0.9cm">
          <text:p text:style-name="P2">학원 직원이 정보를</text:p>
          <text:p text:style-name="P2">받아 상담 정보 확인</text:p>
          <text:p text:style-name="P2">후 상담 신청 수락</text:p>
        </draw:rect>
        <draw:rect draw:style-name="gr1" draw:text-style-name="P2" xml:id="id4" draw:id="id4" draw:layer="layout" svg:width="3.4cm" svg:height="2cm" svg:x="16.9cm" svg:y="0.8cm">
          <text:p text:style-name="P2">상담 수락이 완료되면</text:p>
          <text:p text:style-name="P2">상담을 신청한 학생</text:p>
          <text:p text:style-name="P2">에게 SMS로 상담신청</text:p>
          <text:p text:style-name="P2">완료 문자 전송</text:p>
        </draw:rect>
        <draw:connector draw:style-name="gr2" draw:text-style-name="P3" draw:layer="layout" svg:x1="5.1cm" svg:y1="1.8cm" svg:x2="6.5cm" svg:y2="1.8cm" draw:start-shape="id1" draw:start-glue-point="1" draw:end-shape="id2" svg:d="M5100 1800h1400">
          <text:p/>
        </draw:connector>
        <draw:connector draw:style-name="gr2" draw:text-style-name="P3" draw:layer="layout" svg:x1="9.9cm" svg:y1="1.8cm" svg:x2="11.7cm" svg:y2="1.8cm" draw:start-shape="id2" draw:end-shape="id3" svg:d="M9900 1800h1800">
          <text:p/>
        </draw:connector>
        <draw:connector draw:style-name="gr2" draw:text-style-name="P3" draw:layer="layout" svg:x1="15.1cm" svg:y1="1.8cm" svg:x2="16.9cm" svg:y2="1.8cm" draw:start-shape="id3" draw:start-glue-point="1" draw:end-shape="id4" draw:end-glue-point="3" svg:d="M15100 1800h1800">
          <text:p/>
        </draw:connector>
        <draw:rect draw:style-name="gr1" draw:text-style-name="P2" xml:id="id5" draw:id="id5" draw:layer="layout" svg:width="3.4cm" svg:height="1.6cm" svg:x="22.2cm" svg:y="1cm">
          <text:p text:style-name="P2">오프라인 상담을</text:p>
          <text:p text:style-name="P2">통해 진로 및 등록</text:p>
          <text:p text:style-name="P2">여부 판단</text:p>
        </draw:rect>
        <draw:connector draw:style-name="gr2" draw:text-style-name="P3" draw:layer="layout" svg:x1="20.3cm" svg:y1="1.8cm" svg:x2="22.2cm" svg:y2="1.8cm" draw:start-shape="id4" draw:start-glue-point="1" draw:end-shape="id5" draw:end-glue-point="3" svg:d="M20300 1800h1900">
          <text:p/>
        </draw:connector>
        <draw:rect draw:style-name="gr1" draw:text-style-name="P2" xml:id="id6" draw:id="id6" draw:layer="layout" svg:width="3.4cm" svg:height="2.4cm" svg:x="2.2cm" svg:y="6.9cm">
          <text:p text:style-name="P1"><text:span text:style-name="T1">등록 확정시 직원에</text:span></text:p>
          <text:p text:style-name="P1"><text:span text:style-name="T1">한해 아이디 및</text:span></text:p>
          <text:p text:style-name="P1"><text:span text:style-name="T1">비밀번호 발급 후</text:span></text:p>
          <text:p text:style-name="P1"><text:span text:style-name="T1">수강 과목 선택 및</text:span></text:p>
          <text:p text:style-name="P1"><text:span text:style-name="T1">결제</text:span></text:p>
        </draw:rect>
        <draw:rect draw:style-name="gr1" draw:text-style-name="P2" xml:id="id7" draw:id="id7" draw:layer="layout" svg:width="3.4cm" svg:height="2.4cm" svg:x="7cm" svg:y="6.9cm">
          <text:p text:style-name="P1"><text:span text:style-name="T1">결제 과목에 따라</text:span></text:p>
          <text:p text:style-name="P1"><text:span text:style-name="T1">수강 신청</text:span></text:p>
          <text:p text:style-name="P1"><text:span text:style-name="T1">[</text:span><text:span text:style-name="T1">결제하지 않은 수강</text:span></text:p>
          <text:p text:style-name="P1"><text:span text:style-name="T1">과목은 결제 불가능</text:span><text:span text:style-name="T1">]</text:span></text:p>
        </draw:rect>
        <draw:rect draw:style-name="gr3" draw:text-style-name="P1" draw:layer="layout" svg:width="3.4cm" svg:height="1.4cm" svg:x="7cm" svg:y="9.7cm">
          <text:p text:style-name="P1"><text:span text:style-name="T1">수강 인원이 차거나</text:span></text:p>
          <text:p text:style-name="P1"><text:span text:style-name="T1">겹치는 시간 중복</text:span></text:p>
          <text:p text:style-name="P1"><text:span text:style-name="T1">신청 불가능</text:span></text:p>
        </draw:rect>
        <draw:rect draw:style-name="gr1" draw:text-style-name="P2" xml:id="id8" draw:id="id8" draw:layer="layout" svg:width="3.4cm" svg:height="1.4cm" svg:x="12.2cm" svg:y="7.4cm">
          <text:p text:style-name="P1"><text:span text:style-name="T1">수업에 대한 안내 및</text:span></text:p>
          <text:p text:style-name="P1"><text:span text:style-name="T1">공지사항 </text:span><text:span text:style-name="T1">SMS</text:span><text:span text:style-name="T1">발송</text:span></text:p>
        </draw:rect>
        <draw:rect draw:style-name="gr1" draw:text-style-name="P2" xml:id="id9" draw:id="id9" draw:layer="layout" svg:width="3.4cm" svg:height="2.4cm" svg:x="17cm" svg:y="6.9cm">
          <text:p text:style-name="P1"><text:span text:style-name="T1">핸드폰으로 로그인</text:span></text:p>
          <text:p text:style-name="P1"><text:span text:style-name="T1">되어있는 상태에서</text:span></text:p>
          <text:p text:style-name="P1"><text:span text:style-name="T1">출석 버튼 클릭시</text:span></text:p>
          <text:p text:style-name="P1"><text:span text:style-name="T1">QR</text:span><text:span text:style-name="T1">코드 생성 및 스캔</text:span></text:p>
          <text:p text:style-name="P1"><text:span text:style-name="T1">으로 출석 인정</text:span></text:p>
        </draw:rect>
        <draw:rect draw:style-name="gr1" draw:text-style-name="P2" xml:id="id10" draw:id="id10" draw:layer="layout" svg:width="3.4cm" svg:height="1.6cm" svg:x="22cm" svg:y="7.3cm">
          <text:p text:style-name="P1"><text:span text:style-name="T1">강의 종료 후 들었던</text:span></text:p>
          <text:p text:style-name="P1"><text:span text:style-name="T1">강의에 대한 온라인</text:span></text:p>
          <text:p text:style-name="P1"><text:span text:style-name="T1">평가 진행</text:span></text:p>
        </draw:rect>
        <draw:connector draw:style-name="gr2" draw:text-style-name="P3" draw:layer="layout" svg:x1="5.6cm" svg:y1="8.1cm" svg:x2="7cm" svg:y2="8.1cm" draw:start-shape="id6" draw:start-glue-point="1" draw:end-shape="id7" svg:d="M5600 8100h1400">
          <text:p/>
        </draw:connector>
        <draw:connector draw:style-name="gr2" draw:text-style-name="P3" draw:layer="layout" svg:x1="10.4cm" svg:y1="8.1cm" svg:x2="12.2cm" svg:y2="8.1cm" draw:start-shape="id7" draw:start-glue-point="1" draw:end-shape="id8" svg:d="M10400 8100h1800">
          <text:p/>
        </draw:connector>
        <draw:connector draw:style-name="gr2" draw:text-style-name="P3" draw:layer="layout" svg:x1="15.6cm" svg:y1="8.1cm" svg:x2="17cm" svg:y2="8.1cm" draw:start-shape="id8" draw:start-glue-point="1" draw:end-shape="id9" svg:d="M15600 8100h1400">
          <text:p/>
        </draw:connector>
        <draw:connector draw:style-name="gr2" draw:text-style-name="P3" draw:layer="layout" svg:x1="20.4cm" svg:y1="8.1cm" svg:x2="22cm" svg:y2="8.1cm" draw:start-shape="id9" draw:start-glue-point="1" draw:end-shape="id10" draw:end-glue-point="3" svg:d="M20400 8100h1600">
          <text:p/>
        </draw:connector>
        <draw:rect draw:style-name="gr3" draw:text-style-name="P1" draw:layer="layout" svg:width="3.4cm" svg:height="1.6cm" svg:x="17cm" svg:y="9.6cm">
          <text:p text:style-name="P1"><text:span text:style-name="T1">수업 도중 환불시</text:span></text:p>
          <text:p text:style-name="P1"><text:span text:style-name="T1">환불 정책에 따른</text:span></text:p>
          <text:p text:style-name="P1"><text:span text:style-name="T1">환불액 변동</text:span></text:p>
        </draw:rect>
        <draw:connector draw:style-name="gr2" draw:text-style-name="P3" draw:layer="layout" svg:x1="23.9cm" svg:y1="2.6cm" svg:x2="3.9cm" svg:y2="6.9cm" draw:start-shape="id5" draw:start-glue-point="2" draw:end-shape="id6" draw:end-glue-point="0" svg:d="M23900 2600v2150h-20000v2150">
          <text:p/>
        </draw:connector>
        <draw:frame draw:style-name="gr4" draw:text-style-name="P4" draw:layer="layout" svg:width="24cm" svg:height="9.822cm" svg:x="2.4cm" svg:y="11.4cm">
          <draw:text-box>
            <text:p text:style-name="P4"><text:span text:style-name="T2">학원에 관심을 보이거나 수강을 희망하는 학생은 학원 홈페이지에 접속 후 상담란에 본인의 개인정보</text:span></text:p>
            <text:p text:style-name="P4"><text:span text:style-name="T2">상담을 희망하는 분야</text:span><text:span text:style-name="T2">, </text:span><text:span text:style-name="T2">희망 시간을 선택해 상담 요청을 합니다</text:span><text:span text:style-name="T2">.</text:span></text:p>
            <text:p text:style-name="P4"><text:span text:style-name="T2">상담이 요청되면 학원에서 근무하는 직원은 상담 요청을 확인 후 수락하는 응답을 합니다</text:span><text:span text:style-name="T2">.</text:span></text:p>
            <text:p text:style-name="P4"><text:span text:style-name="T2"/></text:p>
            <text:p text:style-name="P4"><text:span text:style-name="T2">오프라인으로 상담을 진행한 후 등록 혹은 미등록으로 구분되며</text:span><text:span text:style-name="T2">, </text:span><text:span text:style-name="T2">등록시 직원이 발급한 아이디 및 비밀번호를 통해 수강 과목을 선택한 후 결제를 진행합니다</text:span><text:span text:style-name="T2">.</text:span></text:p>
            <text:p text:style-name="P4"><text:span text:style-name="T2"/></text:p>
            <text:p text:style-name="P4"><text:span text:style-name="T2">결제 과목은 그 후 수강 과목으로 선택이 가능하며</text:span><text:span text:style-name="T2">, </text:span><text:span text:style-name="T2">수강 신청은 현재 본인이 결제한 과목만 신청이 가능하며</text:span><text:span text:style-name="T2">, </text:span><text:span text:style-name="T2">본인이 결제하지 않은 과목 혹은 수강 인원 마감</text:span><text:span text:style-name="T2">, </text:span><text:span text:style-name="T2">겹치는 시간대에 중복 수강을 할 시 경고창이 출력됩니다</text:span><text:span text:style-name="T2">. </text:span></text:p>
            <text:p text:style-name="P4"><text:span text:style-name="T2"/></text:p>
            <text:p text:style-name="P4"><text:span text:style-name="T2">수강 확정 후 개강 전</text:span><text:span text:style-name="T2">, </text:span><text:span text:style-name="T2">공지사항은 </text:span><text:span text:style-name="T2">SMS</text:span><text:span text:style-name="T2">로 강의 참여 학생에게 발신됩니다</text:span><text:span text:style-name="T2">.</text:span></text:p>
            <text:p text:style-name="P4"><text:span text:style-name="T2"/></text:p>
            <text:p text:style-name="P4"><text:span text:style-name="T2">수강 진행 전 환불을 요구할시 전액 환불되며</text:span><text:span text:style-name="T2">, </text:span><text:span text:style-name="T2">수강을 진행하는 도중 환불을 요청하면 교습 시간에 따라</text:span></text:p>
            <text:p text:style-name="P4"><text:span text:style-name="T2">환불 금액이 변동됩니다</text:span><text:span text:style-name="T2">.</text:span></text:p>
            <text:p text:style-name="P4"><text:span text:style-name="T2"/></text:p>
            <text:p text:style-name="P4"><text:span text:style-name="T2">과정이 종료되면 들었던 강의에 대한 온라인 시험을 치루게 되며</text:span><text:span text:style-name="T2">, </text:span><text:span text:style-name="T2">시험에 대한 결과 또한 조회 가능합니다</text:span><text:span text:style-name="T2">.</text:span></text:p>
            <text:p text:style-name="P4"><text:span text:style-name="T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5-27T17:19:22.34</meta:creation-date>
    <meta:editing-duration>PT7M17S</meta:editing-duration>
    <meta:editing-cycles>2</meta:editing-cycles>
    <dc:date>2022-05-27T17:43:01.08</dc:date>
    <meta:document-statistic meta:object-count="45"/>
    <meta:generator>OpenOffice/4.1.7$Win32 OpenOffice.org_project/417m1$Build-9800</meta:generator>
  </office:meta>
</office:document-meta>
</file>